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Ubuntu, Arial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end" style:justify-single-word="false" style:page-number="auto" style:writing-mode="rl-tb"/>
      <style:text-properties fo:font-size="16pt" officeooo:rsid="001eabe6" officeooo:paragraph-rsid="001eabe6" style:font-size-asian="16pt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6pt" officeooo:rsid="001eabe6" officeooo:paragraph-rsid="001eabe6" style:font-size-asian="16pt" style:font-size-complex="16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6pt" officeooo:paragraph-rsid="001eabe6"/>
    </style:style>
    <style:style style:name="T1" style:family="text">
      <style:text-properties fo:font-variant="normal" fo:text-transform="none" fo:color="#757575" style:font-name="Roboto" fo:font-size="9.75pt" fo:letter-spacing="normal" fo:font-style="normal" fo:font-weight="normal"/>
    </style:style>
    <style:style style:name="T2" style:family="text">
      <style:text-properties officeooo:rsid="001eabe6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برای اینکه بدانیم کدام ورژن چند از مرورگر گوگل کروم روی سیستم ما نصب است راه زیر را می رویم:<text:line-break/><text:line-break/>از گوشه سمت راست بالا روی settings کلیک می کنیم در صفحه ی باز شده روی ایکونی که در کنار کلمه ی settings قرار دارد کلیک می کنیم انگاه اخرین گزینه یعنی <text:s/>About Chrom را انتخاب می کنیم و ورژن را به ما نمایش می دهد. </text:p>
      <text:p text:style-name="P2"/>
      <text:p text:style-name="P3"><text:span text:style-name="T2">مثلا الان که من دارم می نویسم مهرماه نود و شش است و ورژن زیر نصب است روی سیستمم:<text:line-break/><text:line-break/></text:span><text:span text:style-name="T1">Version 59.0.3071.115 (Official Build) (64-bi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Ubuntu, Arial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ab</meta:initial-creator>
    <meta:editing-cycles>8</meta:editing-cycles>
    <meta:creation-date>2017-06-01T07:12:00</meta:creation-date>
    <dc:date>2017-11-08T16:18:56.359150103</dc:date>
    <meta:editing-duration>PT18M47S</meta:editing-duration>
    <meta:generator>LibreOffice/5.1.6.2$Linux_X86_64 LibreOffice_project/10m0$Build-2</meta:generator>
    <meta:document-statistic meta:table-count="0" meta:image-count="0" meta:object-count="0" meta:page-count="1" meta:paragraph-count="2" meta:word-count="90" meta:character-count="434" meta:non-whitespace-character-count="34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